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3caff" draw:fill="solid" draw:fill-color="#83caff" draw:textarea-horizontal-align="left" draw:textarea-vertical-align="bottom" draw:auto-grow-height="false"/>
    </style:style>
    <style:style style:name="gr2" style:family="graphic" style:parent-style-name="standard">
      <style:graphic-properties svg:stroke-color="#729fcf" draw:fill="solid" draw:fill-color="#729fcf" draw:textarea-horizontal-align="left" draw:textarea-vertical-align="bottom" draw:auto-grow-height="false"/>
    </style:style>
    <style:style style:name="gr3" style:family="graphic" style:parent-style-name="standard">
      <style:graphic-properties svg:stroke-color="#83caff" draw:fill="solid" draw:fill-color="#83caff" draw:textarea-horizontal-align="right" draw:textarea-vertical-align="top" draw:auto-grow-height="false"/>
    </style:style>
    <style:style style:name="gr4" style:family="graphic" style:parent-style-name="standard">
      <style:graphic-properties svg:stroke-color="#729fcf" draw:fill="solid" draw:fill-color="#729fcf" draw:textarea-horizontal-align="right" draw:textarea-vertical-align="middle" draw:auto-grow-height="false"/>
    </style:style>
    <style:style style:name="gr5" style:family="graphic" style:parent-style-name="standard">
      <style:graphic-properties draw:fill="solid" draw:fill-color="#3465a4" draw:textarea-horizontal-align="right" draw:textarea-vertical-align="middle" draw:auto-grow-height="false"/>
    </style:style>
    <style:style style:name="gr6" style:family="graphic" style:parent-style-name="standard">
      <style:graphic-properties draw:fill="solid" draw:fill-color="#3465a4" draw:textarea-horizontal-align="left" draw:textarea-vertical-align="bottom" draw:auto-grow-height="false"/>
    </style:style>
    <style:style style:name="gr7" style:family="graphic" style:parent-style-name="standard">
      <style:graphic-properties draw:textarea-horizontal-align="right" draw:textarea-vertical-align="middle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svg:stroke-color="#ff99ff" draw:fill="solid" draw:fill-color="#ff99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2pt" style:font-size-asian="18pt" style:font-size-complex="18pt"/>
    </style:style>
    <style:style style:name="P2" style:family="paragraph">
      <style:paragraph-properties fo:text-align="end"/>
      <style:text-properties fo:font-size="14pt" style:font-size-asian="18pt" style:font-size-complex="18pt"/>
    </style:style>
    <style:style style:name="P3" style:family="paragraph">
      <style:paragraph-properties fo:text-align="end"/>
      <style:text-properties fo:font-size="12pt" style:font-size-asian="18pt" style:font-size-complex="18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text-align="center"/>
      <style:text-properties fo:font-size="8pt" style:font-size-asian="12pt" style:font-size-complex="12pt"/>
    </style:style>
    <style:style style:name="P6" style:family="paragraph">
      <style:paragraph-properties fo:text-align="center"/>
      <style:text-properties fo:font-size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14pt" style:font-size-asian="18pt" style:font-size-complex="18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43cm" svg:height="1.538cm" svg:x="3.638cm" svg:y="18.619cm">
          <text:p text:style-name="P1">observable.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75cm" svg:height="2.529cm" svg:x="3.63cm" svg:y="16.123cm">
          <text:p text:style-name="P2">tau.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88cm" svg:height="1.223cm" svg:x="3.725cm" svg:y="14.90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975cm" svg:height="2.527cm" svg:x="3.63cm" svg:y="12.565cm">
          <text:p text:style-name="P3">tau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975cm" svg:height="0.556cm" svg:x="3.63cm" svg:y="11.528cm">
          <text:p text:style-name="P3">extinction.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975cm" svg:height="0.509cm" svg:x="3.63cm" svg:y="11.082cm">
          <text:p text:style-name="P3">idxrefraction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975cm" svg:height="0.555cm" svg:x="3.63cm" svg:y="10.564cm">
          <text:p text:style-name="P3">cia.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975cm" svg:height="0.621cm" svg:x="3.63cm" svg:y="10.045cm">
          <text:p text:style-name="P3">makesample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975cm" svg:height="0.556cm" svg:x="3.63cm" svg:y="9.526cm">
          <text:p text:style-name="P3">cia.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45cm" svg:height="0.595cm" svg:x="9.56cm" svg:y="8.963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082cm" svg:height="0.557cm" svg:x="9.523cm" svg:y="8.488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45cm" svg:height="0.947cm" svg:x="9.56cm" svg:y="7.556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876cm" svg:height="1.983cm" svg:x="3.647cm" svg:y="7.556cm">
          <text:p text:style-name="P1">opacity.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975cm" svg:height="0.555cm" svg:x="3.63cm" svg:y="7.006cm">
          <text:p text:style-name="P3">makesample.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958cm" svg:height="2.037cm" svg:x="3.647cm" svg:y="4.96cm">
          <text:p text:style-name="P1">readlineinfo.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58cm" svg:height="1.521cm" svg:x="3.647cm" svg:y="3.404cm">
          <text:p text:style-name="P1">readatm.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975cm" svg:height="0.622cm" svg:x="3.63cm" svg:y="2.854cm">
          <text:p text:style-name="P3">makesample.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58cm" svg:height="1.658cm" svg:x="3.647cm" svg:y="1.254cm">
          <text:p text:style-name="P1">argum.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65cm" svg:height="18.923cm" svg:x="1.254cm" svg:y="1.254cm">
          <text:p text:style-name="P1">transit.c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1.774cm" svg:height="0.376cm" svg:x="1.41cm" svg:y="2.006cm">
          <text:p text:style-name="P5"><text:span text:style-name="T1">transit_ini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2.389cm" svg:height="0.376cm" svg:x="3.835cm" svg:y="2.006cm">
          <text:p text:style-name="P5"><text:span text:style-name="T1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84cm" svg:y1="2.194cm" svg:x2="3.835cm" svg:y2="2.194cm" draw:start-shape="id1" draw:start-glue-point="1" draw:end-shape="id2" draw:end-glue-point="3" svg:d="M3184 2194h651" svg:viewBox="0 0 652 1">
          <text:p/>
        </draw:connector>
        <draw:connector draw:style-name="gr10" draw:text-style-name="P6" draw:layer="layout" draw:type="line" svg:x1="6.224cm" svg:y1="2.672cm" svg:x2="6.607cm" svg:y2="2.672cm" draw:start-shape="id3" draw:start-glue-point="1" draw:end-shape="id4" draw:end-glue-point="3" svg:d="M6224 2672h383" svg:viewBox="0 0 384 1">
          <text:p/>
        </draw:connector>
        <draw:custom-shape draw:style-name="gr9" draw:text-style-name="P5" xml:id="id3" draw:id="id3" draw:layer="layout" svg:width="2.389cm" svg:height="0.374cm" svg:x="3.835cm" svg:y="2.485cm">
          <text:p text:style-name="P5"><text:span text:style-name="T1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4" draw:id="id4" draw:layer="layout" svg:width="2.696cm" svg:height="0.374cm" svg:x="6.607cm" svg:y="2.485cm">
          <text:p text:style-name="P5"><text:span text:style-name="T1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7" draw:id="id27" draw:layer="layout" svg:width="1.745cm" svg:height="0.375cm" svg:x="1.41cm" svg:y="10.071cm">
          <text:p text:style-name="P5"><text:span text:style-name="T1">do_transi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0" draw:id="id50" draw:layer="layout" svg:width="1.745cm" svg:height="0.375cm" svg:x="1.41cm" svg:y="19.689cm">
          <text:p text:style-name="P7"><text:span text:style-name="T2">free_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2.389cm" svg:height="0.374cm" svg:x="3.835cm" svg:y="2.961cm">
          <text:p text:style-name="P5"><text:span text:style-name="T1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2.696cm" svg:height="0.375cm" svg:x="6.607cm" svg:y="2.976cm">
          <text:p text:style-name="P5"><text:span text:style-name="T1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3.148cm" svg:x2="6.607cm" svg:y2="3.163cm" draw:start-shape="id5" draw:start-glue-point="1" draw:end-shape="id6" draw:end-glue-point="3" svg:d="M6224 3148l383 15" svg:viewBox="0 0 384 16">
          <text:p/>
        </draw:connector>
        <draw:custom-shape draw:style-name="gr9" draw:text-style-name="P5" xml:id="id7" draw:id="id7" draw:layer="layout" svg:width="2.389cm" svg:height="0.375cm" svg:x="3.835cm" svg:y="3.474cm">
          <text:p text:style-name="P5"><text:span text:style-name="T1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8" draw:id="id8" draw:layer="layout" svg:width="2.696cm" svg:height="0.375cm" svg:x="6.607cm" svg:y="3.487cm">
          <text:p text:style-name="P5"><text:span text:style-name="T1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2" draw:id="id12" draw:layer="layout" svg:width="2.696cm" svg:height="0.373cm" svg:x="6.607cm" svg:y="3.98cm">
          <text:p text:style-name="P5"><text:span text:style-name="T1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3" draw:id="id13" draw:layer="layout" svg:width="2.696cm" svg:height="0.376cm" svg:x="6.607cm" svg:y="4.471cm">
          <text:p text:style-name="P5"><text:span text:style-name="T1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3.661cm" svg:x2="6.607cm" svg:y2="3.674cm" draw:start-shape="id7" draw:start-glue-point="1" draw:end-shape="id8" draw:end-glue-point="3" svg:d="M6224 3661l383 13" svg:viewBox="0 0 384 14">
          <text:p/>
        </draw:connector>
        <draw:custom-shape draw:style-name="gr9" draw:text-style-name="P5" xml:id="id9" draw:id="id9" draw:layer="layout" svg:width="2.389cm" svg:height="0.375cm" svg:x="3.835cm" svg:y="4.949cm">
          <text:p text:style-name="P5"><text:span text:style-name="T1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2.696cm" svg:height="0.375cm" svg:x="6.607cm" svg:y="4.963cm">
          <text:p text:style-name="P5"><text:span text:style-name="T1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1" draw:id="id11" draw:layer="layout" svg:width="2.389cm" svg:height="0.375cm" svg:x="9.654cm" svg:y="4.963cm">
          <text:p text:style-name="P5"><text:span text:style-name="T1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5.136cm" svg:x2="6.607cm" svg:y2="5.15cm" draw:start-shape="id9" draw:start-glue-point="1" draw:end-shape="id10" draw:end-glue-point="3" svg:d="M6224 5136l383 14" svg:viewBox="0 0 384 15">
          <text:p/>
        </draw:connector>
        <draw:connector draw:style-name="gr10" draw:text-style-name="P6" draw:layer="layout" draw:type="line" svg:x1="9.379cm" svg:y1="5.149cm" svg:x2="9.654cm" svg:y2="5.15cm" draw:end-shape="id11" draw:end-glue-point="3" svg:d="M9379 5149l275 1" svg:viewBox="0 0 276 2">
          <text:p/>
        </draw:connector>
        <draw:connector draw:style-name="gr10" draw:text-style-name="P6" draw:layer="layout" draw:type="line" svg:x1="6.224cm" svg:y1="3.661cm" svg:x2="6.607cm" svg:y2="4.166cm" draw:start-shape="id7" draw:start-glue-point="1" draw:end-shape="id12" draw:end-glue-point="3" svg:d="M6224 3661l383 505" svg:viewBox="0 0 384 506">
          <text:p/>
        </draw:connector>
        <draw:connector draw:style-name="gr10" draw:text-style-name="P6" draw:layer="layout" draw:type="line" svg:x1="6.224cm" svg:y1="3.661cm" svg:x2="6.607cm" svg:y2="4.659cm" draw:start-shape="id7" draw:start-glue-point="1" draw:end-shape="id13" draw:end-glue-point="3" svg:d="M6224 3661l383 998" svg:viewBox="0 0 384 999">
          <text:p/>
        </draw:connector>
        <draw:custom-shape draw:style-name="gr9" draw:text-style-name="P5" xml:id="id14" draw:id="id14" draw:layer="layout" svg:width="2.696cm" svg:height="0.376cm" svg:x="6.607cm" svg:y="5.504cm">
          <text:p text:style-name="P5"><text:span text:style-name="T1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5" draw:id="id15" draw:layer="layout" svg:width="2.696cm" svg:height="0.377cm" svg:x="6.607cm" svg:y="6.044cm">
          <text:p text:style-name="P5"><text:span text:style-name="T1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5.136cm" svg:x2="6.607cm" svg:y2="5.692cm" draw:start-shape="id9" draw:start-glue-point="1" draw:end-shape="id14" draw:end-glue-point="3" svg:d="M6224 5136l383 556" svg:viewBox="0 0 384 557">
          <text:p/>
        </draw:connector>
        <draw:connector draw:style-name="gr10" draw:text-style-name="P6" draw:layer="layout" draw:type="line" svg:x1="6.224cm" svg:y1="5.136cm" svg:x2="6.607cm" svg:y2="6.232cm" draw:start-shape="id9" draw:start-glue-point="1" draw:end-shape="id15" svg:d="M6224 5136l383 1096" svg:viewBox="0 0 384 1097">
          <text:p/>
        </draw:connector>
        <draw:custom-shape draw:style-name="gr9" draw:text-style-name="P5" xml:id="id16" draw:id="id16" draw:layer="layout" svg:width="2.696cm" svg:height="0.374cm" svg:x="6.607cm" svg:y="6.587cm">
          <text:p text:style-name="P5"><text:span text:style-name="T1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5.136cm" svg:x2="6.607cm" svg:y2="6.774cm" draw:start-shape="id9" draw:start-glue-point="1" draw:end-shape="id16" draw:end-glue-point="3" svg:d="M6224 5136l383 1638" svg:viewBox="0 0 384 1639">
          <text:p/>
        </draw:connector>
        <draw:custom-shape draw:style-name="gr9" draw:text-style-name="P5" xml:id="id17" draw:id="id17" draw:layer="layout" svg:width="2.389cm" svg:height="0.377cm" svg:x="3.835cm" svg:y="7.113cm">
          <text:p text:style-name="P5"><text:span text:style-name="T1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8" draw:id="id18" draw:layer="layout" svg:width="2.696cm" svg:height="0.376cm" svg:x="6.607cm" svg:y="7.127cm">
          <text:p text:style-name="P5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7.301cm" svg:x2="6.607cm" svg:y2="7.315cm" draw:start-shape="id17" draw:start-glue-point="1" draw:end-shape="id18" draw:end-glue-point="3" svg:d="M6224 7301l383 14" svg:viewBox="0 0 384 15">
          <text:p/>
        </draw:connector>
        <draw:custom-shape draw:style-name="gr9" draw:text-style-name="P5" xml:id="id19" draw:id="id19" draw:layer="layout" svg:width="2.389cm" svg:height="0.375cm" svg:x="3.835cm" svg:y="7.605cm">
          <text:p text:style-name="P5"><text:span text:style-name="T1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0" draw:id="id20" draw:layer="layout" svg:width="2.696cm" svg:height="0.375cm" svg:x="6.607cm" svg:y="7.618cm">
          <text:p text:style-name="P5"><text:span text:style-name="T1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7.792cm" svg:x2="6.607cm" svg:y2="7.805cm" draw:start-shape="id19" draw:start-glue-point="1" draw:end-shape="id20" draw:end-glue-point="3" svg:d="M6224 7792l383 13" svg:viewBox="0 0 384 14">
          <text:p/>
        </draw:connector>
        <draw:custom-shape draw:style-name="gr9" draw:text-style-name="P5" xml:id="id21" draw:id="id21" draw:layer="layout" svg:width="2.696cm" svg:height="0.375cm" svg:x="6.607cm" svg:y="8.112cm">
          <text:p text:style-name="P5"><text:span text:style-name="T1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2" draw:id="id22" draw:layer="layout" svg:width="2.696cm" svg:height="0.376cm" svg:x="6.607cm" svg:y="8.602cm">
          <text:p text:style-name="P5"><text:span text:style-name="T1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0" draw:id="id30" draw:layer="layout" svg:width="2.389cm" svg:height="0.377cm" svg:x="3.835cm" svg:y="9.594cm">
          <text:p text:style-name="P5"><text:span text:style-name="T1">read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7.792cm" svg:x2="6.607cm" svg:y2="8.299cm" draw:start-shape="id19" draw:start-glue-point="1" draw:end-shape="id21" draw:end-glue-point="3" svg:d="M6224 7792l383 507" svg:viewBox="0 0 384 508">
          <text:p/>
        </draw:connector>
        <draw:connector draw:style-name="gr10" draw:text-style-name="P6" draw:layer="layout" draw:type="line" svg:x1="6.224cm" svg:y1="7.792cm" svg:x2="6.607cm" svg:y2="8.79cm" draw:start-shape="id19" draw:start-glue-point="1" draw:end-shape="id22" draw:end-glue-point="3" svg:d="M6224 7792l383 998" svg:viewBox="0 0 384 999">
          <text:p/>
        </draw:connector>
        <draw:custom-shape draw:style-name="gr9" draw:text-style-name="P5" xml:id="id23" draw:id="id23" draw:layer="layout" svg:width="2.389cm" svg:height="0.375cm" svg:x="9.654cm" svg:y="8.112cm">
          <text:p text:style-name="P5"><text:span text:style-name="T1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9.379cm" svg:y1="8.299cm" svg:x2="9.654cm" svg:y2="8.299cm" draw:end-shape="id23" draw:end-glue-point="3" svg:d="M9379 8299h275" svg:viewBox="0 0 276 1">
          <text:p/>
        </draw:connector>
        <draw:custom-shape draw:style-name="gr9" draw:text-style-name="P5" xml:id="id24" draw:id="id24" draw:layer="layout" svg:width="2.389cm" svg:height="0.376cm" svg:x="9.654cm" svg:y="8.602cm">
          <text:p text:style-name="P5"><text:span text:style-name="T1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9.379cm" svg:y1="8.79cm" svg:x2="9.654cm" svg:y2="8.79cm" draw:end-shape="id24" svg:d="M9379 8790h275" svg:viewBox="0 0 276 1">
          <text:p/>
        </draw:connector>
        <draw:custom-shape draw:style-name="gr9" draw:text-style-name="P5" xml:id="id25" draw:id="id25" draw:layer="layout" svg:width="2.388cm" svg:height="0.376cm" svg:x="12.423cm" svg:y="8.602cm">
          <text:p text:style-name="P5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12.043cm" svg:y1="8.79cm" svg:x2="12.423cm" svg:y2="8.79cm" draw:start-shape="id24" draw:start-glue-point="1" draw:end-shape="id25" draw:end-glue-point="3" svg:d="M12043 8790h380" svg:viewBox="0 0 381 1">
          <text:p/>
        </draw:connector>
        <draw:custom-shape draw:style-name="gr9" draw:text-style-name="P5" xml:id="id26" draw:id="id26" draw:layer="layout" svg:width="2.389cm" svg:height="0.374cm" svg:x="9.654cm" svg:y="9.095cm">
          <text:p text:style-name="P5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9.303cm" svg:y1="8.79cm" svg:x2="9.654cm" svg:y2="9.282cm" draw:start-shape="id22" draw:start-glue-point="1" draw:end-shape="id26" draw:end-glue-point="3" svg:d="M9303 8790l351 492" svg:viewBox="0 0 352 493">
          <text:p/>
        </draw:connector>
        <draw:custom-shape draw:style-name="gr9" draw:text-style-name="P5" xml:id="id28" draw:id="id28" draw:layer="layout" svg:width="2.389cm" svg:height="0.373cm" svg:x="3.835cm" svg:y="10.088cm">
          <text:p text:style-name="P5"><text:span text:style-name="T1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35cm" svg:y2="10.274cm" draw:start-shape="id27" draw:start-glue-point="1" draw:end-shape="id28" draw:end-glue-point="3" svg:d="M3155 10258l680 16" svg:viewBox="0 0 681 17">
          <text:p/>
        </draw:connector>
        <draw:custom-shape draw:style-name="gr9" draw:text-style-name="P5" xml:id="id29" draw:id="id29" draw:layer="layout" svg:width="2.696cm" svg:height="0.373cm" svg:x="6.607cm" svg:y="10.101cm">
          <text:p text:style-name="P5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24cm" svg:y1="10.274cm" svg:x2="6.607cm" svg:y2="10.287cm" draw:start-shape="id28" draw:start-glue-point="1" draw:end-shape="id29" draw:end-glue-point="3" svg:d="M6224 10274l383 13" svg:viewBox="0 0 384 14">
          <text:p/>
        </draw:connector>
        <draw:custom-shape draw:style-name="gr9" draw:text-style-name="P5" xml:id="id31" draw:id="id31" draw:layer="layout" svg:width="2.388cm" svg:height="0.373cm" svg:x="3.815cm" svg:y="10.634cm">
          <text:p text:style-name="P5"><text:span text:style-name="T1">interpolat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2.297cm" svg:y1="2.382cm" svg:x2="2.282cm" svg:y2="10.071cm" draw:start-shape="id1" draw:start-glue-point="2" draw:end-shape="id27" svg:d="M2297 2382l-15 7689" svg:viewBox="0 0 16 7690">
          <text:p/>
        </draw:connector>
        <draw:connector draw:style-name="gr10" draw:text-style-name="P6" draw:layer="layout" draw:type="line" svg:x1="3.184cm" svg:y1="2.194cm" svg:x2="3.835cm" svg:y2="2.672cm" draw:start-shape="id1" draw:start-glue-point="1" draw:end-shape="id3" draw:end-glue-point="3" svg:d="M3184 2194l651 478" svg:viewBox="0 0 652 479">
          <text:p/>
        </draw:connector>
        <draw:connector draw:style-name="gr10" draw:text-style-name="P6" draw:layer="layout" draw:type="line" svg:x1="3.184cm" svg:y1="2.194cm" svg:x2="3.835cm" svg:y2="3.148cm" draw:start-shape="id1" draw:start-glue-point="1" draw:end-shape="id5" draw:end-glue-point="3" svg:d="M3184 2194l651 954" svg:viewBox="0 0 652 955">
          <text:p/>
        </draw:connector>
        <draw:connector draw:style-name="gr10" draw:text-style-name="P6" draw:layer="layout" draw:type="line" svg:x1="3.184cm" svg:y1="2.194cm" svg:x2="3.835cm" svg:y2="5.136cm" draw:start-shape="id1" draw:start-glue-point="1" draw:end-shape="id9" draw:end-glue-point="3" svg:d="M3184 2194l651 2942" svg:viewBox="0 0 652 2943">
          <text:p/>
        </draw:connector>
        <draw:connector draw:style-name="gr10" draw:text-style-name="P6" draw:layer="layout" draw:type="line" svg:x1="3.184cm" svg:y1="2.194cm" svg:x2="3.835cm" svg:y2="7.301cm" draw:start-shape="id1" draw:start-glue-point="1" draw:end-shape="id17" draw:end-glue-point="3" svg:d="M3184 2194l651 5107" svg:viewBox="0 0 652 5108">
          <text:p/>
        </draw:connector>
        <draw:connector draw:style-name="gr10" draw:text-style-name="P6" draw:layer="layout" draw:type="line" svg:x1="3.184cm" svg:y1="2.194cm" svg:x2="3.835cm" svg:y2="7.792cm" draw:start-shape="id1" draw:start-glue-point="1" draw:end-shape="id19" draw:end-glue-point="3" svg:d="M3184 2194l651 5598" svg:viewBox="0 0 652 5599">
          <text:p/>
        </draw:connector>
        <draw:connector draw:style-name="gr10" draw:text-style-name="P6" draw:layer="layout" draw:type="line" svg:x1="3.184cm" svg:y1="2.194cm" svg:x2="3.835cm" svg:y2="9.782cm" draw:start-shape="id1" draw:end-shape="id30" draw:end-glue-point="3" svg:d="M3184 2194l651 7588" svg:viewBox="0 0 652 7589">
          <text:p/>
        </draw:connector>
        <draw:connector draw:style-name="gr10" draw:text-style-name="P6" draw:layer="layout" draw:type="line" svg:x1="3.155cm" svg:y1="10.258cm" svg:x2="3.815cm" svg:y2="10.82cm" draw:start-shape="id27" draw:start-glue-point="1" draw:end-shape="id31" draw:end-glue-point="3" svg:d="M3155 10258l660 562" svg:viewBox="0 0 661 563">
          <text:p/>
        </draw:connector>
        <draw:custom-shape draw:style-name="gr9" draw:text-style-name="P5" xml:id="id32" draw:id="id32" draw:layer="layout" svg:width="2.388cm" svg:height="0.375cm" svg:x="3.815cm" svg:y="11.125cm">
          <text:p text:style-name="P5"><text:span text:style-name="T1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5cm" svg:y2="11.312cm" draw:start-shape="id27" draw:start-glue-point="1" draw:end-shape="id32" draw:end-glue-point="3" svg:d="M3155 10258l660 1054" svg:viewBox="0 0 661 1055">
          <text:p/>
        </draw:connector>
        <draw:custom-shape draw:style-name="gr9" draw:text-style-name="P5" xml:id="id33" draw:id="id33" draw:layer="layout" svg:width="2.388cm" svg:height="0.375cm" svg:x="3.815cm" svg:y="11.616cm">
          <text:p text:style-name="P5"><text:span text:style-name="T1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5cm" svg:y2="11.803cm" draw:start-shape="id27" draw:start-glue-point="1" draw:end-shape="id33" svg:d="M3155 10258l660 1545" svg:viewBox="0 0 661 1546">
          <text:p/>
        </draw:connector>
        <draw:custom-shape draw:style-name="gr9" draw:text-style-name="P5" draw:layer="layout" svg:width="2.389cm" svg:height="0.374cm" svg:x="3.819cm" svg:y="12.075cm">
          <text:p text:style-name="P5"><text:span text:style-name="T1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34" draw:id="id34" draw:layer="layout" svg:width="2.389cm" svg:height="0.376cm" svg:x="3.819cm" svg:y="12.593cm">
          <text:p text:style-name="P5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9cm" svg:y2="12.781cm" draw:start-shape="id27" draw:start-glue-point="1" draw:end-shape="id34" draw:end-glue-point="3" svg:d="M3155 10258l664 2523" svg:viewBox="0 0 665 2524">
          <text:p/>
        </draw:connector>
        <draw:custom-shape draw:style-name="gr5" draw:text-style-name="P3" draw:layer="layout" svg:width="9.124cm" svg:height="1.094cm" svg:x="6.481cm" svg:y="13.528cm">
          <text:p text:style-name="P3">extinction.c</text:p>
          <draw:enhanced-geometry svg:viewBox="0 0 21600 21600" draw:type="rectangle" draw:enhanced-path="M 0 0 L 21600 0 21600 21600 0 21600 0 0 Z N"/>
        </draw:custom-shape>
        <draw:custom-shape draw:style-name="gr11" draw:text-style-name="P5" xml:id="id35" draw:id="id35" draw:layer="layout" svg:width="2.694cm" svg:height="0.992cm" svg:x="6.598cm" svg:y="13.608cm">
          <text:p text:style-name="P5"><text:span text:style-name="T1">interpolmolext</text:span></text:p>
          <text:p text:style-name="P5"><text:span text:style-name="T1">or</text:span></text:p>
          <text:p text:style-name="P5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2.781cm" svg:x2="6.598cm" svg:y2="14.104cm" draw:start-shape="id34" draw:end-shape="id35" draw:end-glue-point="3" svg:d="M6208 12781l390 1323" svg:viewBox="0 0 391 1324">
          <text:p/>
        </draw:connector>
        <draw:custom-shape draw:style-name="gr3" draw:text-style-name="P8" draw:layer="layout" svg:width="9.124cm" svg:height="0.972cm" svg:x="6.481cm" svg:y="12.615cm">
          <text:p text:style-name="P8">extraext.h</text:p>
          <draw:enhanced-geometry svg:viewBox="0 0 21600 21600" draw:type="rectangle" draw:enhanced-path="M 0 0 L 21600 0 21600 21600 0 21600 0 0 Z N"/>
        </draw:custom-shape>
        <draw:custom-shape draw:style-name="gr11" draw:text-style-name="P5" xml:id="id36" draw:id="id36" draw:layer="layout" svg:width="2.696cm" svg:height="0.372cm" svg:x="6.607cm" svg:y="12.622cm">
          <text:p text:style-name="P5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2.781cm" svg:x2="6.607cm" svg:y2="12.808cm" draw:start-shape="id34" draw:start-glue-point="1" draw:end-shape="id36" draw:end-glue-point="3" svg:d="M6208 12781l399 27" svg:viewBox="0 0 400 28">
          <text:p/>
        </draw:connector>
        <draw:custom-shape draw:style-name="gr11" draw:text-style-name="P5" xml:id="id37" draw:id="id37" draw:layer="layout" svg:width="2.696cm" svg:height="0.375cm" svg:x="6.607cm" svg:y="13.14cm">
          <text:p text:style-name="P5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2.781cm" svg:x2="6.607cm" svg:y2="13.327cm" draw:start-shape="id34" draw:start-glue-point="1" draw:end-shape="id37" draw:end-glue-point="3" svg:d="M6208 12781l399 546" svg:viewBox="0 0 400 547">
          <text:p/>
        </draw:connector>
        <draw:custom-shape draw:style-name="gr11" draw:text-style-name="P5" xml:id="id41" draw:id="id41" draw:layer="layout" svg:width="2.698cm" svg:height="0.375cm" svg:x="6.636cm" svg:y="15.677cm">
          <text:p text:style-name="P5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9cm" svg:y2="16.338cm" draw:start-shape="id27" draw:start-glue-point="1" draw:end-shape="id38" draw:end-glue-point="3" svg:d="M3155 10258l664 6080" svg:viewBox="0 0 665 6081">
          <text:p/>
        </draw:connector>
        <draw:custom-shape draw:style-name="gr11" draw:text-style-name="P5" xml:id="id39" draw:id="id39" draw:layer="layout" svg:width="2.389cm" svg:height="0.376cm" svg:x="3.819cm" svg:y="15.187cm">
          <text:p text:style-name="P5"><text:span text:style-name="T1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40" draw:id="id40" draw:layer="layout" svg:width="2.696cm" svg:height="0.373cm" svg:x="6.607cm" svg:y="15.216cm">
          <text:p text:style-name="P5"><text:span text:style-name="T1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9cm" svg:y2="15.375cm" draw:start-shape="id27" draw:start-glue-point="1" draw:end-shape="id39" draw:end-glue-point="3" svg:d="M3155 10258l664 5117" svg:viewBox="0 0 665 5118">
          <text:p/>
        </draw:connector>
        <draw:connector draw:style-name="gr10" draw:text-style-name="P6" draw:layer="layout" draw:type="line" svg:x1="6.208cm" svg:y1="15.375cm" svg:x2="6.607cm" svg:y2="15.402cm" draw:start-shape="id39" draw:start-glue-point="1" draw:end-shape="id40" draw:end-glue-point="3" svg:d="M6208 15375l399 27" svg:viewBox="0 0 400 28">
          <text:p/>
        </draw:connector>
        <draw:connector draw:style-name="gr10" draw:text-style-name="P6" draw:layer="layout" draw:type="line" svg:x1="6.208cm" svg:y1="15.375cm" svg:x2="6.636cm" svg:y2="15.864cm" draw:start-shape="id39" draw:end-shape="id41" draw:end-glue-point="3" svg:d="M6208 15375l428 489" svg:viewBox="0 0 429 490">
          <text:p/>
        </draw:connector>
        <draw:custom-shape draw:style-name="gr12" draw:text-style-name="P5" xml:id="id38" draw:id="id38" draw:layer="layout" svg:width="2.389cm" svg:height="0.377cm" svg:x="3.819cm" svg:y="16.15cm">
          <text:p text:style-name="P5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124cm" svg:height="0.973cm" svg:x="6.481cm" svg:y="17.211cm">
          <text:p text:style-name="P1">extinction.c</text:p>
          <draw:enhanced-geometry svg:viewBox="0 0 21600 21600" draw:type="rectangle" draw:enhanced-path="M 0 0 L 21600 0 21600 21600 0 21600 0 0 Z N"/>
        </draw:custom-shape>
        <draw:custom-shape draw:style-name="gr12" draw:text-style-name="P5" xml:id="id42" draw:id="id42" draw:layer="layout" svg:width="2.694cm" svg:height="0.993cm" svg:x="6.598cm" svg:y="17.166cm">
          <text:p text:style-name="P5"><text:span text:style-name="T1">interpolmolext</text:span></text:p>
          <text:p text:style-name="P5"><text:span text:style-name="T1">or</text:span></text:p>
          <text:p text:style-name="P5"><text:span text:style-name="T1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type="line" svg:x1="6.208cm" svg:y1="16.338cm" svg:x2="6.598cm" svg:y2="17.662cm" draw:start-shape="id38" draw:end-shape="id42" draw:end-glue-point="3" svg:d="M6208 16338l390 1324" svg:viewBox="0 0 391 1325">
          <text:p/>
        </draw:connector>
        <draw:custom-shape draw:style-name="gr5" draw:text-style-name="P3" draw:layer="layout" svg:width="9.124cm" svg:height="1.042cm" svg:x="6.481cm" svg:y="16.123cm">
          <text:p text:style-name="P3">extraext.h</text:p>
          <draw:enhanced-geometry svg:viewBox="0 0 21600 21600" draw:type="rectangle" draw:enhanced-path="M 0 0 L 21600 0 21600 21600 0 21600 0 0 Z N"/>
        </draw:custom-shape>
        <draw:custom-shape draw:style-name="gr12" draw:text-style-name="P5" xml:id="id43" draw:id="id43" draw:layer="layout" svg:width="2.696cm" svg:height="0.375cm" svg:x="6.607cm" svg:y="16.179cm">
          <text:p text:style-name="P5"><text:span text:style-name="T1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type="line" svg:x1="6.208cm" svg:y1="16.338cm" svg:x2="6.607cm" svg:y2="16.366cm" draw:start-shape="id38" draw:start-glue-point="1" draw:end-shape="id43" draw:end-glue-point="3" svg:d="M6208 16338l399 28" svg:viewBox="0 0 400 29">
          <text:p/>
        </draw:connector>
        <draw:custom-shape draw:style-name="gr12" draw:text-style-name="P5" xml:id="id44" draw:id="id44" draw:layer="layout" svg:width="2.696cm" svg:height="0.374cm" svg:x="6.607cm" svg:y="16.698cm">
          <text:p text:style-name="P5"><text:span text:style-name="T1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type="line" svg:x1="6.208cm" svg:y1="16.338cm" svg:x2="6.607cm" svg:y2="16.885cm" draw:start-shape="id38" draw:start-glue-point="1" draw:end-shape="id44" draw:end-glue-point="3" svg:d="M6208 16338l399 547" svg:viewBox="0 0 400 548">
          <text:p/>
        </draw:connector>
        <draw:custom-shape draw:style-name="gr12" draw:text-style-name="P5" xml:id="id45" draw:id="id45" draw:layer="layout" svg:width="2.389cm" svg:height="0.376cm" svg:x="3.819cm" svg:y="18.745cm">
          <text:p text:style-name="P5"><text:span text:style-name="T1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3.155cm" svg:y1="10.258cm" svg:x2="3.819cm" svg:y2="18.933cm" draw:start-shape="id27" draw:start-glue-point="1" draw:end-shape="id45" draw:end-glue-point="3" svg:d="M3155 10258l664 8675" svg:viewBox="0 0 665 8676">
          <text:p/>
        </draw:connector>
        <draw:custom-shape draw:style-name="gr5" draw:text-style-name="P3" draw:layer="layout" svg:width="9.124cm" svg:height="1.978cm" svg:x="6.481cm" svg:y="18.199cm">
          <text:p text:style-name="P3">slantpath.c</text:p>
          <draw:enhanced-geometry svg:viewBox="0 0 21600 21600" draw:type="rectangle" draw:enhanced-path="M 0 0 L 21600 0 21600 21600 0 21600 0 0 Z N"/>
        </draw:custom-shape>
        <draw:custom-shape draw:style-name="gr12" draw:text-style-name="P5" xml:id="id46" draw:id="id46" draw:layer="layout" svg:width="2.696cm" svg:height="0.374cm" svg:x="6.607cm" svg:y="18.7cm">
          <text:p text:style-name="P5"><text:span text:style-name="T1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8.933cm" svg:x2="6.607cm" svg:y2="18.887cm" draw:start-shape="id45" draw:start-glue-point="1" draw:end-shape="id46" draw:end-glue-point="3" svg:d="M6208 18933l399-46" svg:viewBox="0 0 400 47">
          <text:p/>
        </draw:connector>
        <draw:custom-shape draw:style-name="gr3" draw:text-style-name="P1" draw:layer="layout" svg:width="9.124cm" svg:height="0.57cm" svg:x="6.481cm" svg:y="14.617cm">
          <text:p text:style-name="P1">eclipse.c</text:p>
          <draw:enhanced-geometry svg:viewBox="0 0 21600 21600" draw:type="rectangle" draw:enhanced-path="M 0 0 L 21600 0 21600 21600 0 21600 0 0 Z N"/>
        </draw:custom-shape>
        <draw:custom-shape draw:style-name="gr11" draw:text-style-name="P5" xml:id="id47" draw:id="id47" draw:layer="layout" svg:width="2.696cm" svg:height="0.375cm" svg:x="6.607cm" svg:y="14.696cm">
          <text:p text:style-name="P5"><text:span text:style-name="T1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2.781cm" svg:x2="6.607cm" svg:y2="14.883cm" draw:start-shape="id34" draw:start-glue-point="1" draw:end-shape="id47" svg:d="M6208 12781l399 2102" svg:viewBox="0 0 400 2103">
          <text:p/>
        </draw:connector>
        <draw:custom-shape draw:style-name="gr12" draw:text-style-name="P5" xml:id="id48" draw:id="id48" draw:layer="layout" svg:width="2.696cm" svg:height="0.375cm" svg:x="6.607cm" svg:y="18.255cm">
          <text:p text:style-name="P5"><text:span text:style-name="T1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6.208cm" svg:y1="16.338cm" svg:x2="6.607cm" svg:y2="18.442cm" draw:start-shape="id38" draw:start-glue-point="1" draw:end-shape="id48" draw:end-glue-point="3" svg:d="M6208 16338l399 2104" svg:viewBox="0 0 400 2105">
          <text:p/>
        </draw:connector>
        <draw:custom-shape draw:style-name="gr12" draw:text-style-name="P5" xml:id="id49" draw:id="id49" draw:layer="layout" svg:width="2.389cm" svg:height="1.049cm" svg:x="9.654cm" svg:y="18.731cm">
          <text:p text:style-name="P5"><text:span text:style-name="T1">modulation1</text:span></text:p>
          <text:p text:style-name="P5"><text:span text:style-name="T1">or</text:span></text:p>
          <text:p text:style-name="P5"><text:span text:style-name="T1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9.303cm" svg:y1="18.887cm" svg:x2="9.654cm" svg:y2="19.255cm" draw:start-shape="id46" draw:start-glue-point="1" draw:end-shape="id49" draw:end-glue-point="3" svg:d="M9303 18887l351 368" svg:viewBox="0 0 352 369">
          <text:p/>
        </draw:connector>
        <draw:connector draw:style-name="gr10" draw:text-style-name="P6" draw:layer="layout" draw:type="line" svg:x1="2.282cm" svg:y1="10.446cm" svg:x2="2.282cm" svg:y2="19.689cm" draw:start-shape="id27" draw:start-glue-point="2" draw:end-shape="id50" svg:d="M2282 10446v9243" svg:viewBox="0 0 1 9244">
          <text:p/>
        </draw:connector>
        <draw:custom-shape draw:style-name="gr5" draw:text-style-name="P3" draw:layer="layout" svg:width="11.975cm" svg:height="0.507cm" svg:x="3.63cm" svg:y="12.047cm">
          <text:p text:style-name="P3">idxrefraction.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1:56:13.011496333</meta:creation-date>
    <dc:date>2015-06-19T15:15:07.612581813</dc:date>
    <meta:editing-duration>PT13M42S</meta:editing-duration>
    <meta:editing-cycles>2</meta:editing-cycles>
    <meta:generator>LibreOffice/4.2.8.2$Linux_X86_64 LibreOffice_project/420m0$Build-2</meta:generator>
    <meta:document-statistic meta:object-count="125"/>
  </office:meta>
</office:document-meta>
</file>